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478" officeooo:paragraph-rsid="0012e478"/>
    </style:style>
    <style:style style:name="P2" style:family="paragraph" style:parent-style-name="Standard">
      <style:text-properties officeooo:rsid="0012e478" officeooo:paragraph-rsid="0012e478"/>
    </style:style>
    <style:style style:name="T1" style:family="text">
      <style:text-properties officeooo:rsid="0014cd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I</text:p>
      <text:p text:style-name="P1"/>
      <text:p text:style-name="P1">Í<text:span text:style-name="T1">ndi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2:40.233158619</meta:creation-date>
    <dc:date>2021-10-18T12:46:10.836905338</dc:date>
    <meta:editing-duration>PT1M45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" meta:word-count="5" meta:character-count="30" meta:non-whitespace-character-count="27"/>
  </office:meta>
</office:document-meta>
</file>